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style:font-name="Times New Roman" officeooo:rsid="002e8a4c" officeooo:paragraph-rsid="002e5dec"/>
    </style:style>
    <style:style style:name="P3" style:family="paragraph" style:parent-style-name="Text_20_body">
      <style:text-properties style:font-name="Times New Roman" officeooo:rsid="0032cf5c" officeooo:paragraph-rsid="0032cf5c"/>
    </style:style>
    <style:style style:name="P4" style:family="paragraph" style:parent-style-name="Text_20_body">
      <style:text-properties style:font-name="Times New Roman" officeooo:rsid="00380d81" officeooo:paragraph-rsid="00380d81"/>
    </style:style>
    <style:style style:name="P5" style:family="paragraph" style:parent-style-name="Text_20_body">
      <style:text-properties style:font-name="Times New Roman" officeooo:rsid="00110af8" officeooo:paragraph-rsid="000f2056"/>
    </style:style>
    <style:style style:name="P6" style:family="paragraph" style:parent-style-name="Text_20_body">
      <style:text-properties officeooo:rsid="000dabac" officeooo:paragraph-rsid="000dabac"/>
    </style:style>
    <style:style style:name="P7" style:family="paragraph" style:parent-style-name="Text_20_body">
      <style:text-properties officeooo:rsid="0015a9eb" officeooo:paragraph-rsid="0015a9eb"/>
    </style:style>
    <style:style style:name="P8" style:family="paragraph" style:parent-style-name="Text_20_body">
      <style:text-properties officeooo:rsid="00380d81" officeooo:paragraph-rsid="00380d81"/>
    </style:style>
    <style:style style:name="P9" style:family="paragraph" style:parent-style-name="Title">
      <style:text-properties style:font-name="Times New Roman" officeooo:rsid="0009c4de" officeooo:paragraph-rsid="0009c4de"/>
    </style:style>
    <style:style style:name="P10"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P11" style:family="paragraph" style:parent-style-name="Text_20_body" style:list-style-name="L1">
      <style:text-properties officeooo:paragraph-rsid="000dabac"/>
    </style:style>
    <style:style style:name="P12" style:family="paragraph" style:parent-style-name="Text_20_body" style:list-style-name="L1">
      <style:text-properties style:font-name="Times New Roman" officeooo:rsid="000dabac" officeooo:paragraph-rsid="000dabac"/>
    </style:style>
    <style:style style:name="P13" style:family="paragraph" style:parent-style-name="Text_20_body" style:list-style-name="L2">
      <style:text-properties style:font-name="Times New Roman" officeooo:rsid="00327b6a" officeooo:paragraph-rsid="00327b6a"/>
    </style:style>
    <style:style style:name="P14" style:family="paragraph" style:parent-style-name="Text_20_body" style:list-style-name="L2">
      <style:text-properties style:font-name="Times New Roman" officeooo:rsid="0032cf5c" officeooo:paragraph-rsid="0032cf5c"/>
    </style:style>
    <style:style style:name="P15" style:family="paragraph" style:parent-style-name="Text_20_body" style:list-style-name="L1">
      <style:text-properties officeooo:rsid="000f2056" officeooo:paragraph-rsid="000f2056"/>
    </style:style>
    <style:style style:name="P16" style:family="paragraph" style:parent-style-name="Text_20_body" style:list-style-name="L2">
      <style:text-properties officeooo:rsid="00308f27" officeooo:paragraph-rsid="00308f27"/>
    </style:style>
    <style:style style:name="P17" style:family="paragraph" style:parent-style-name="Heading_20_1">
      <style:text-properties style:font-name="Times New Roman" officeooo:rsid="000cbd0a" officeooo:paragraph-rsid="000cbd0a"/>
    </style:style>
    <style:style style:name="P18" style:family="paragraph" style:parent-style-name="Heading_20_2">
      <style:text-properties officeooo:rsid="002c67d1" officeooo:paragraph-rsid="002c67d1"/>
    </style:style>
    <style:style style:name="P19" style:family="paragraph" style:parent-style-name="Heading_20_2">
      <style:text-properties officeooo:rsid="002e5dec" officeooo:paragraph-rsid="002e5dec"/>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f40d"/>
    </style:style>
    <style:style style:name="T7" style:family="text">
      <style:text-properties style:font-name="Times New Roman" officeooo:rsid="00166e16"/>
    </style:style>
    <style:style style:name="T8" style:family="text">
      <style:text-properties style:font-name="Times New Roman" officeooo:rsid="00199351"/>
    </style:style>
    <style:style style:name="T9" style:family="text">
      <style:text-properties style:font-name="Times New Roman" officeooo:rsid="001a9b71"/>
    </style:style>
    <style:style style:name="T10" style:family="text">
      <style:text-properties style:font-name="Times New Roman" officeooo:rsid="001c3562"/>
    </style:style>
    <style:style style:name="T11" style:family="text">
      <style:text-properties style:font-name="Times New Roman" officeooo:rsid="001dc772"/>
    </style:style>
    <style:style style:name="T12" style:family="text">
      <style:text-properties style:font-name="Times New Roman" officeooo:rsid="001e0fad"/>
    </style:style>
    <style:style style:name="T13" style:family="text">
      <style:text-properties style:font-name="Times New Roman" officeooo:rsid="002073a0"/>
    </style:style>
    <style:style style:name="T14" style:family="text">
      <style:text-properties style:font-name="Times New Roman" officeooo:rsid="00226a69"/>
    </style:style>
    <style:style style:name="T15" style:family="text">
      <style:text-properties style:font-name="Times New Roman" officeooo:rsid="00246797"/>
    </style:style>
    <style:style style:name="T16" style:family="text">
      <style:text-properties style:font-name="Times New Roman" officeooo:rsid="0025eb17"/>
    </style:style>
    <style:style style:name="T17" style:family="text">
      <style:text-properties style:font-name="Times New Roman" officeooo:rsid="0026af8a"/>
    </style:style>
    <style:style style:name="T18" style:family="text">
      <style:text-properties style:font-name="Times New Roman" officeooo:rsid="00283eda"/>
    </style:style>
    <style:style style:name="T19" style:family="text">
      <style:text-properties style:font-name="Times New Roman" officeooo:rsid="00295f2b"/>
    </style:style>
    <style:style style:name="T20" style:family="text">
      <style:text-properties style:font-name="Times New Roman" officeooo:rsid="002b4b16"/>
    </style:style>
    <style:style style:name="T21" style:family="text">
      <style:text-properties style:font-name="Times New Roman" officeooo:rsid="002b7889"/>
    </style:style>
    <style:style style:name="T22" style:family="text">
      <style:text-properties style:font-name="Times New Roman" officeooo:rsid="002e8a4c"/>
    </style:style>
    <style:style style:name="T23" style:family="text">
      <style:text-properties style:font-name="Times New Roman" officeooo:rsid="0039008e"/>
    </style:style>
    <style:style style:name="T24" style:family="text">
      <style:text-properties style:font-name="Times New Roman" officeooo:rsid="003932b5"/>
    </style:style>
    <style:style style:name="T25" style:family="text">
      <style:text-properties style:font-name="Times New Roman" officeooo:rsid="003aebe6"/>
    </style:style>
    <style:style style:name="T26" style:family="text">
      <style:text-properties style:font-name="Times New Roman" officeooo:rsid="003bd072"/>
    </style:style>
    <style:style style:name="T27" style:family="text">
      <style:text-properties style:font-name="Times New Roman" officeooo:rsid="003be501"/>
    </style:style>
    <style:style style:name="T28" style:family="text">
      <style:text-properties style:font-name="Times New Roman" officeooo:rsid="003ce7b3"/>
    </style:style>
    <style:style style:name="T29" style:family="text">
      <style:text-properties style:font-name="Times New Roman" officeooo:rsid="0043e223"/>
    </style:style>
    <style:style style:name="T30" style:family="text">
      <style:text-properties style:font-name="Times New Roman" officeooo:rsid="0044c6ca"/>
    </style:style>
    <style:style style:name="T31" style:family="text">
      <style:text-properties style:font-name="Times New Roman" officeooo:rsid="00458eb9"/>
    </style:style>
    <style:style style:name="T32" style:family="text">
      <style:text-properties style:font-name="Times New Roman" officeooo:rsid="0045ae93"/>
    </style:style>
    <style:style style:name="T33" style:family="text">
      <style:text-properties style:font-name="Times New Roman" officeooo:rsid="00478190"/>
    </style:style>
    <style:style style:name="T34" style:family="text">
      <style:text-properties style:font-name="Times New Roman" officeooo:rsid="0048d231"/>
    </style:style>
    <style:style style:name="T35" style:family="text">
      <style:text-properties style:font-name="Times New Roman" officeooo:rsid="004ad066"/>
    </style:style>
    <style:style style:name="T36" style:family="text">
      <style:text-properties style:font-name="Times New Roman" officeooo:rsid="004b458f"/>
    </style:style>
    <style:style style:name="T37" style:family="text">
      <style:text-properties style:font-name="Times New Roman" officeooo:rsid="004c840b"/>
    </style:style>
    <style:style style:name="T38" style:family="text">
      <style:text-properties style:font-name="Times New Roman" officeooo:rsid="004cd1fb"/>
    </style:style>
    <style:style style:name="T39" style:family="text">
      <style:text-properties style:font-name="Times New Roman" officeooo:rsid="004d4c25"/>
    </style:style>
    <style:style style:name="T40" style:family="text">
      <style:text-properties style:font-name="Times New Roman" officeooo:rsid="004dcbac"/>
    </style:style>
    <style:style style:name="T41" style:family="text">
      <style:text-properties style:font-name="Times New Roman" officeooo:rsid="004f028f"/>
    </style:style>
    <style:style style:name="T42" style:family="text">
      <style:text-properties style:font-name="Times New Roman" officeooo:rsid="005514cb"/>
    </style:style>
    <style:style style:name="T43" style:family="text">
      <style:text-properties style:font-name="Times New Roman" officeooo:rsid="00555fe4"/>
    </style:style>
    <style:style style:name="T44" style:family="text">
      <style:text-properties style:font-name="Times New Roman" officeooo:rsid="00556cfb"/>
    </style:style>
    <style:style style:name="T45" style:family="text">
      <style:text-properties style:font-name="Times New Roman" officeooo:rsid="0056858e"/>
    </style:style>
    <style:style style:name="T46" style:family="text">
      <style:text-properties style:font-name="Times New Roman" officeooo:rsid="0057ce4e"/>
    </style:style>
    <style:style style:name="T47" style:family="text">
      <style:text-properties style:font-name="Times New Roman" officeooo:rsid="0058390f"/>
    </style:style>
    <style:style style:name="T48" style:family="text">
      <style:text-properties style:font-name="Times New Roman" officeooo:rsid="00589c32"/>
    </style:style>
    <style:style style:name="T49" style:family="text">
      <style:text-properties style:font-name="Times New Roman" officeooo:rsid="005947cc"/>
    </style:style>
    <style:style style:name="T50" style:family="text">
      <style:text-properties style:font-name="Times New Roman" officeooo:rsid="0059a9f6"/>
    </style:style>
    <style:style style:name="T51" style:family="text">
      <style:text-properties style:font-name="Times New Roman" officeooo:rsid="005af4f8"/>
    </style:style>
    <style:style style:name="T52" style:family="text">
      <style:text-properties style:font-name="Times New Roman" officeooo:rsid="005d1fa0"/>
    </style:style>
    <style:style style:name="T53" style:family="text">
      <style:text-properties style:font-name="Times New Roman" officeooo:rsid="005fb3df"/>
    </style:style>
    <style:style style:name="T54" style:family="text">
      <style:text-properties style:font-name="Times New Roman" officeooo:rsid="0060355d"/>
    </style:style>
    <style:style style:name="T55" style:family="text">
      <style:text-properties style:font-name="Times New Roman" officeooo:rsid="006108e0"/>
    </style:style>
    <style:style style:name="T56" style:family="text">
      <style:text-properties style:font-name="Times New Roman" officeooo:rsid="0061f235"/>
    </style:style>
    <style:style style:name="T57" style:family="text">
      <style:text-properties style:font-name="Times New Roman" officeooo:rsid="00641f0c"/>
    </style:style>
    <style:style style:name="T58" style:family="text">
      <style:text-properties style:font-name="Times New Roman" officeooo:rsid="00642a71"/>
    </style:style>
    <style:style style:name="T59" style:family="text">
      <style:text-properties style:font-name="Times New Roman" officeooo:rsid="00647ee7"/>
    </style:style>
    <style:style style:name="T60" style:family="text">
      <style:text-properties style:font-name="Times New Roman" officeooo:rsid="00662a1e"/>
    </style:style>
    <style:style style:name="T61" style:family="text">
      <style:text-properties style:font-name="Times New Roman" officeooo:rsid="006804cb"/>
    </style:style>
    <style:style style:name="T62" style:family="text">
      <style:text-properties style:font-name="Times New Roman" officeooo:rsid="00697a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ftware Engineering Learnning Plan</text:p>
      <text:p text:style-name="P10">2014-06-20 <text:span text:style-name="T1">version 0.1</text:span></text:p>
      <text:h text:style-name="P17" text:outline-level="1">Career path</text:h>
      <text:h text:style-name="P18" text:outline-level="2"><text:span text:style-name="T3">W</text:span><text:span text:style-name="T2">here to live, and what to do?</text:span></text:h>
      <text:p text:style-name="P6"><text:span text:style-name="T3"><text:s text:c="2"/>C</text:span><text:span text:style-name="T2">onsider</text:span><text:span text:style-name="T5">ing</text:span><text:span text:style-name="T2"> these factors: </text:span></text:p>
      <text:list xml:id="list9033242589420249931" text:style-name="L1">
        <text:list-item>
          <text:p text:style-name="P11"><text:span text:style-name="T6">personality &amp; </text:span><text:span text:style-name="T4">interest</text:span></text:p>
        </text:list-item>
        <text:list-item>
          <text:p text:style-name="P12">enducational background</text:p>
        </text:list-item>
        <text:list-item>
          <text:p text:style-name="P12">family background</text:p>
        </text:list-item>
        <text:list-item>
          <text:p text:style-name="P12">age</text:p>
        </text:list-item>
        <text:list-item>
          <text:p text:style-name="P12">finance status</text:p>
        </text:list-item>
        <text:list-item>
          <text:p text:style-name="P15"><text:span text:style-name="T4">s</text:span><text:span text:style-name="T2">ociety reality</text:span></text:p>
        </text:list-item>
      </text:list>
      <text:p text:style-name="P7"><text:span text:style-name="T7"><text:s text:c="2"/></text:span><text:span text:style-name="T8">I'm a person who thinks more than feels, I'm sociable </text:span><text:span text:style-name="T9">but I prefer free and independent. </text:span><text:span text:style-name="T10">I love beautiful things and simple rules, hate ambiguous or complexity. I'm patient instead of passionate, I love to observe rather than talk.</text:span></text:p>
      <text:p text:style-name="P7"><text:span text:style-name="T11"><text:s text:c="2"/></text:span><text:span text:style-name="T12">Software is something which is both complex which need a lot of patient and also simple which is consistent and reasonable. Thinking, patience, observation are good qualities to be a software engineer.</text:span><text:span text:style-name="T10"> </text:span><text:span text:style-name="T12">Choosing software engineering as my career may be a reasonable bet.</text:span></text:p>
      <text:p text:style-name="P7"><text:span text:style-name="T12"><text:s text:c="2"/></text:span><text:span text:style-name="T13">In current China, engineering has little space. The most important thing for a person to success in China is to master "relationships" and have "social skills", knowledge of nature science helps very little in one's success. </text:span><text:span text:style-name="T14">The government and the rich totally controlled the society and </text:span><text:span text:style-name="T61">the</text:span><text:span text:style-name="T14"> wealth, resources and opportunities, I really has no chance to have a good life in China as an average engineer. To the opposit, Singapore provides more salary and fairness to a engineer and to everyone.</text:span></text:p>
      <text:p text:style-name="P7"><text:span text:style-name="T14"><text:s text:c="2"/>Consider</text:span><text:span text:style-name="T15">ing </text:span><text:span text:style-name="T14">I'm 27 now, </text:span><text:span text:style-name="T15">my family is poor(no "relationships" </text:span><text:span text:style-name="T61">n</text:span><text:span text:style-name="T15">or "social resources"), neither do I have a strong enducational background. </text:span><text:span text:style-name="T17">T</text:span><text:span text:style-name="T15">he best choice is to stay in Singapore and work for another 2 years before considering other options. </text:span><text:span text:style-name="T16">By then I have </text:span><text:span text:style-name="T62">75</text:span><text:span text:style-name="T16">K SGD and I'm nearly 30 years old. </text:span><text:span text:style-name="T18">Although that's only a little of money, it's much more than working in China. </text:span><text:span text:style-name="T20">What's more, the working culture in Singapore is also much simpler, I can focus on technical problems </text:span><text:span text:style-name="T21">and have a better work life balance</text:span><text:span text:style-name="T20">.</text:span></text:p>
      <text:p text:style-name="P7"><text:span text:style-name="T18"><text:s text:c="2"/></text:span><text:span text:style-name="T19">So, the conclusion is, I'll stay in Singapore and work as a software engineer in the next two years.</text:span></text:p>
      <text:h text:style-name="P19" text:outline-level="2"><text:span text:style-name="T19">T</text:span><text:span text:style-name="T2">echnical direction?</text:span></text:h>
      <text:p text:style-name="P2"><text:s text:c="2"/>Consider these factors:</text:p>
      <text:list xml:id="list5783053574186347395" text:style-name="L2">
        <text:list-item>
          <text:p text:style-name="P16"><text:span text:style-name="T22">I</text:span><text:span text:style-name="T2">n long term, what's the right direction?</text:span></text:p>
        </text:list-item>
        <text:list-item>
          <text:p text:style-name="P13">In short term, what skills can give me a better job?</text:p>
        </text:list-item>
        <text:list-item>
          <text:p text:style-name="P14">How to trade off the long term direction and short term directions?</text:p>
        </text:list-item>
      </text:list>
      <text:p text:style-name="P4"><text:s text:c="2"/>What is the long term benifit?</text:p>
      <text:p text:style-name="P8"><text:span text:style-name="T2"><text:s text:c="2"/>The long term benifit </text:span><text:span text:style-name="T28">means</text:span><text:span text:style-name="T2"> a</text:span><text:span text:style-name="T27">n</text:span><text:span text:style-name="T2"> investment </text:span><text:span text:style-name="T23">which is long last, and the gain will increase </text:span><text:span text:style-name="T27">with</text:span><text:span text:style-name="T23"> time. </text:span><text:span text:style-name="T24">To invest the time and effort to </text:span><text:span text:style-name="T25">the technologies that </text:span><text:span text:style-name="T26">are fundamental and persistent </text:span><text:span text:style-name="T27">is </text:span><text:span text:style-name="T28">the key </text:span><text:span text:style-name="T27">for the long term benifit. </text:span><text:span text:style-name="T28">So </text:span><text:span text:style-name="T41">try to </text:span><text:span text:style-name="T28">look for the fundamental and persistent knowledge in software engineering industry and invest time and effort on it.</text:span></text:p>
      <text:p text:style-name="P8"><text:span text:style-name="T29"><text:s text:c="2"/>To learn something which is fundamental and open sourced </text:span><text:span text:style-name="T30">and platform neutral </text:span><text:span text:style-name="T29">is always </text:span><text:span text:style-name="T42">a better</text:span><text:span text:style-name="T29"> choice </text:span><text:span text:style-name="T30">in long term. </text:span><text:span text:style-name="T31">Look back the past years, platform dependent technologies and "wrapper like" frameworks are dying instead of "gainning increases with time".</text:span></text:p>
      <text:p text:style-name="P8"><text:span text:style-name="T31"><text:s text:c="2"/>The platform dependent or closed-source technologies such as: Symbian, Microsoft WinForm, </text:span><text:soft-page-break/><text:span text:style-name="T31">Silverlight, </text:span><text:span text:style-name="T32">ASP.NET W</text:span><text:span text:style-name="T53">eb</text:span><text:span text:style-name="T32">From, </text:span><text:span text:style-name="T31">WPF, WCF, Windows Phone are struggling on</text:span><text:span text:style-name="T43">ly</text:span><text:span text:style-name="T31"> for existence or already dead, </text:span><text:span text:style-name="T46">from my experience</text:span><text:span text:style-name="T44"> </text:span><text:span text:style-name="T45">if you found a job</text:span><text:span text:style-name="T44"> </text:span><text:span text:style-name="T45">using such technologies, chances are the job is not a good job, the company is not a good company</text:span><text:span text:style-name="T31">. </text:span><text:span text:style-name="T32">The WinForm, WPF, ASP.NET WinForm are "wrapper like" frameworks, they don't provide any advanced technologies or knowledge, they just "wrap" the details(usually dated) for easy use</text:span><text:span text:style-name="T47">(or to fool the lazy programmers)</text:span><text:span text:style-name="T32">. </text:span><text:span text:style-name="T48">On one hand</text:span><text:span text:style-name="T33">, such technologies are easily be beaten once a new and advanced technology comes out, on the other hand, people are likely to discard such technologies which make</text:span><text:span text:style-name="T50">s</text:span><text:span text:style-name="T33"> it</text:span><text:span text:style-name="T50">self</text:span><text:span text:style-name="T33"> </text:span><text:span text:style-name="T49">left behind</text:span><text:span text:style-name="T51">(and they are)</text:span><text:span text:style-name="T33">. Things like Silverlight and WCF now looks like jokes because they headed to the wrong direction at the beginning. </text:span><text:span text:style-name="T34">Silverlight is a Rich Internet Application framework, to use it, you must download a framework and different versions of the framework has campatible problems, platform dependent</text:span><text:span text:style-name="T35">(mobile OS not supported)</text:span><text:span text:style-name="T34">, closed-source. Nowadays, nobody uses RIA, because the </text:span><text:span text:style-name="T36">trend is lightweighted HTML5, Javascript and Web API. </text:span><text:span text:style-name="T37">If you invest time in RIA, you just waste your life </text:span><text:span text:style-name="T38">because you don't see the future</text:span><text:span text:style-name="T52">(or the trend)</text:span><text:span text:style-name="T38">. </text:span><text:span text:style-name="T39">WCF is also a joke because it uses XML instead of JSON and HTML as the media of communication. </text:span><text:span text:style-name="T40">If you know RESTful Web API, you won't spend any time on WCF at all.</text:span></text:p>
      <text:p text:style-name="P8"><text:span text:style-name="T40"><text:s text:c="2"/></text:span><text:span text:style-name="T53">But in short term, it seems so popular of these technologies of WinForm, ASP.NET WebForm, WPF or WCF, there're so many jobs that needs thoes technologies. Learning them seems allow you to easily find jobs on the job market with a good pay. </text:span><text:span text:style-name="T54">The problem is, in 2 or 3 years, </text:span><text:span text:style-name="T55">you'll feel very painful to work with such technologies, because they're so bad architectured, the technologies are so disadvantaged, you'll then find your job not attractive because you can't learn anything meaningful from the technologies used, you'll find your company is doing so bad in the software industry because your company chose those technologies and can't compete with its competitors, and you'll get a low pay because of the company is doing bad </text:span><text:span text:style-name="T56">in business.</text:span></text:p>
      <text:p text:style-name="P8"><text:span text:style-name="T56"><text:s text:c="2"/></text:span><text:span text:style-name="T57">And again you need to learn some other technologies from beginning to be able to find another job</text:span><text:span text:style-name="T58">(that's exactly what I experienced). </text:span><text:span text:style-name="T59">In this way, you make yourself a "beginner" for 3~5 years. On the other hand, if you chosed the right direction, for example, ASP.NET MVC, after 3 years, you can find a very good job and you don't need to bother to pick up another technology to start from beginning, and you keep receiving good payment. </text:span></text:p>
      <text:p text:style-name="P8"><text:span text:style-name="T59"><text:s text:c="2"/></text:span><text:span text:style-name="T60">That is the trade off of the long term direction and short term direction.</text:span></text:p>
      <text:p text:style-name="P3"><text:s text:c="2"/></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M11S</meta:editing-duration>
    <meta:editing-cycles>94</meta:editing-cycles>
    <meta:generator>LibreOffice/4.2.6.3$Linux_X86_64 LibreOffice_project/420m0$Build-3</meta:generator>
    <dc:date>2014-09-07T15:35:28.647841883</dc:date>
    <meta:document-statistic meta:table-count="0" meta:image-count="0" meta:object-count="0" meta:page-count="2" meta:paragraph-count="29" meta:word-count="906" meta:character-count="5416" meta:non-whitespace-character-count="4515"/>
    <meta:user-defined meta:name="Info 1"/>
    <meta:user-defined meta:name="Info 2"/>
    <meta:user-defined meta:name="Info 3"/>
    <meta:user-defined meta:name="Info 4"/>
  </office:meta>
</office:document-meta>
</file>